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, Courier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/>
    </style:style>
    <style:style style:name="P2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3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normal" style:font-name-asian="Lucida Sans Unicode" style:font-size-asian="10.5pt" style:font-style-asian="normal" style:font-weight-asian="normal"/>
    </style:style>
    <style:style style:name="P4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bold" style:font-size-asian="10.5pt" style:font-style-asian="normal" style:font-weight-asian="bold" style:font-weight-complex="bold"/>
    </style:style>
    <style:style style:name="P5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style:font-name="Lucida Sans Unicode" fo:font-size="10.5pt" fo:letter-spacing="normal" fo:font-style="normal" fo:font-weight="normal" style:font-name-asian="Lucida Sans Unicode" style:font-size-asian="10.5pt" style:font-style-asian="normal" style:font-weight-asian="normal" style:font-name-complex="Lucida Sans Unicode"/>
    </style:style>
    <style:style style:name="P6" style:family="paragraph" style:parent-style-name="Text_20_body">
      <style:paragraph-properties fo:margin-top="0cm" fo:margin-bottom="0cm" style:line-height-at-least="0.582cm"/>
      <style:text-properties fo:font-size="10.5pt" fo:font-weight="normal" style:font-size-asian="10.5pt" style:font-weight-asian="normal"/>
    </style:style>
    <style:style style:name="P7" style:family="paragraph" style:parent-style-name="Preformatted_20_Text">
      <style:paragraph-properties fo:background-color="#edf1ff" fo:padding="0.035cm" fo:border="0.11pt solid #c0c0c0">
        <style:background-image/>
      </style:paragraph-properties>
    </style:style>
    <style:style style:name="P8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style:font-name="Courier New" fo:font-size="10.5pt" fo:letter-spacing="normal" fo:font-style="normal" fo:font-weight="normal" style:font-size-asian="10.5pt" style:font-style-asian="normal" style:font-weight-asian="normal" style:font-name-complex="Courier New"/>
    </style:style>
    <style:style style:name="P9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fo:letter-spacing="normal"/>
    </style:style>
    <style:style style:name="P10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11" style:family="paragraph" style:parent-style-name="Preformatted_20_Text">
      <style:paragraph-properties fo:margin-top="0cm" fo:margin-bottom="0.499cm" fo:background-color="#edf1ff" fo:padding="0.035cm" fo:border="0.11pt solid #c0c0c0">
        <style:background-image/>
      </style:paragraph-properties>
      <style:text-properties fo:font-variant="normal" fo:text-transform="none" fo:color="#333333" style:font-name="Courier New" fo:font-size="10.5pt" fo:letter-spacing="normal" fo:font-style="normal" fo:font-weight="normal" style:font-size-asian="10.5pt" style:font-style-asian="normal" style:font-weight-asian="normal" style:font-name-complex="Courier New"/>
    </style:style>
    <style:style style:name="P12" style:family="paragraph" style:parent-style-name="Preformatted_20_Text">
      <style:paragraph-properties fo:margin-top="0cm" fo:margin-bottom="0.499cm" fo:background-color="#edf1ff" fo:padding="0.035cm" fo:border="0.11pt solid #c0c0c0">
        <style:background-image/>
      </style:paragraph-properties>
      <style:text-properties fo:font-variant="normal" fo:text-transform="none" fo:color="#333333" fo:letter-spacing="normal"/>
    </style:style>
    <style:style style:name="P13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7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18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19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italic" fo:font-weight="bold" style:font-style-asian="italic" style:font-weight-asian="bold" style:font-name-complex="Lucida Sans Unicode" style:font-style-complex="italic" style:font-weight-complex="bold"/>
    </style:style>
    <style:style style:name="P2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style:font-size-asian="10pt" style:font-style-asian="normal" style:font-name-complex="Lucida Sans Unicode" style:font-size-complex="10pt"/>
    </style:style>
    <style:style style:name="P2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fo:font-weight="normal" style:font-size-asian="10pt" style:font-style-asian="normal" style:font-weight-asian="normal" style:font-name-complex="Lucida Sans Unicode" style:font-size-complex="10pt" style:font-weight-complex="normal"/>
    </style:style>
    <style:style style:name="P22" style:family="paragraph" style:parent-style-name="Text_20_body" style:master-page-name="Standard">
      <style:paragraph-properties fo:margin-top="0cm" fo:margin-bottom="0cm" style:line-height-at-least="0.582cm" style:page-number="auto"/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23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24" style:family="paragraph" style:parent-style-name="Text_20_body" style:list-style-name="L1">
      <style:paragraph-properties fo:margin-left="0cm" fo:margin-right="0cm" style:line-height-at-least="0.582cm" fo:text-indent="0cm" style:auto-text-indent="false"/>
    </style:style>
    <style:style style:name="P25" style:family="paragraph" style:parent-style-name="Text_20_body" style:list-style-name="L2">
      <style:paragraph-properties fo:margin-left="0cm" fo:margin-right="0cm" style:line-height-at-least="0.582cm" fo:text-indent="0cm" style:auto-text-indent="false"/>
    </style:style>
    <style:style style:name="P26" style:family="paragraph" style:parent-style-name="Text_20_body" style:list-style-name="L2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27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28" style:family="paragraph" style:parent-style-name="Text_20_body" style:list-style-name="L3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29" style:family="paragraph" style:parent-style-name="Text_20_body" style:list-style-name="L4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30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style-complex="normal" style:font-weight-complex="bold"/>
    </style:style>
    <style:style style:name="P31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32" style:family="paragraph" style:parent-style-name="Heading_20_1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33" style:family="paragraph" style:parent-style-name="Heading_20_1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style-asian="normal"/>
    </style:style>
    <style:style style:name="P34" style:family="paragraph" style:parent-style-name="Heading_20_2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name-asian="Lucida Sans Unicode" style:font-style-asian="normal"/>
    </style:style>
    <style:style style:name="P35" style:family="paragraph" style:parent-style-name="Heading_20_2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style-asian="normal"/>
    </style:style>
    <style:style style:name="T1" style:family="text">
      <style:text-properties style:font-name="Lucida Sans Unicode" style:font-name-complex="Lucida Sans Unicode"/>
    </style:style>
    <style:style style:name="T2" style:family="text">
      <style:text-properties style:font-name-asian="Lucida Sans Unicode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T5" style:family="text"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T6" style:family="text"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T7" style:family="text">
      <style:text-properties fo:font-variant="normal" fo:text-transform="none" fo:color="#333333" style:font-name="Lucida Sans Unicode" fo:letter-spacing="normal" fo:language="en" fo:country="none" fo:font-style="normal" fo:font-weight="bold" style:font-style-asian="normal" style:font-weight-asian="bold" style:font-name-complex="Lucida Sans Unicode" style:font-weight-complex="bold"/>
    </style:style>
    <style:style style:name="T8" style:family="text">
      <style:text-properties fo:font-variant="normal" fo:text-transform="none" fo:color="#333333" style:font-name="Lucida Sans Unicode" fo:letter-spacing="normal" fo:language="en" fo:country="none" fo:font-style="normal" fo:font-weight="normal" style:font-style-asian="normal" style:font-weight-asian="normal" style:font-name-complex="Lucida Sans Unicode" style:font-weight-complex="normal"/>
    </style:style>
    <style:style style:name="T9" style:family="text">
      <style:text-properties fo:font-variant="normal" fo:text-transform="none" fo:color="#333333" style:font-name="Lucida Sans Unicode" fo:font-size="10.5pt" fo:letter-spacing="normal" fo:font-style="normal" fo:font-weight="normal" style:font-size-asian="10.5pt" style:font-style-asian="normal" style:font-weight-asian="normal" style:font-name-complex="Lucida Sans Unicode"/>
    </style:style>
    <style:style style:name="T10" style:family="text">
      <style:text-properties fo:font-variant="normal" fo:text-transform="none" fo:color="#333333" fo:font-size="10.5pt" fo:letter-spacing="normal" fo:font-style="normal" fo:font-weight="normal" style:font-name-asian="Lucida Sans Unicode" style:font-size-asian="10.5pt" style:font-style-asian="normal" style:font-weight-asian="normal"/>
    </style:style>
    <style:style style:name="T11" style:family="text">
      <style:text-properties fo:font-variant="normal" fo:text-transform="none" fo:color="#333333" fo:font-size="10.5pt" fo:letter-spacing="normal" fo:font-style="normal" fo:font-weight="normal" style:font-name-asian="Liberation Serif1" style:font-size-asian="10.5pt" style:font-style-asian="normal" style:font-weight-asian="normal" style:font-name-complex="Liberation Serif1"/>
    </style:style>
    <style:style style:name="T12" style:family="text">
      <style:text-properties fo:font-variant="normal" fo:text-transform="none" style:text-line-through-style="none" style:font-name="Lucida Sans Unicode" fo:font-size="10.5pt" fo:letter-spacing="normal" fo:font-style="normal" fo:font-weight="normal" style:font-size-asian="10.5pt" style:font-style-asian="normal" style:font-weight-asian="normal" style:font-name-complex="Lucida Sans Unicode"/>
    </style:style>
    <style:style style:name="T13" style:family="text">
      <style:text-properties style:font-name="Courier New" fo:font-size="10.5pt" fo:font-style="normal" fo:font-weight="normal" style:font-size-asian="10.5pt" style:font-style-asian="normal" style:font-weight-asian="normal" style:font-name-complex="Courier New"/>
    </style:style>
    <style:style style:name="T14" style:family="text">
      <style:text-properties style:font-name="Courier New" style:font-name-complex="Courier New"/>
    </style:style>
    <style:style style:name="T15" style:family="text">
      <style:text-properties style:font-name-asian="Courier New"/>
    </style:style>
    <style:style style:name="T16" style:family="text">
      <style:text-properties style:font-name-asian="Droid Sans Mono" style:font-name-complex="Droid Sans Mono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section text:style-name="Sect1" text:name="Section1">
        <text:h text:style-name="P32" text:outline-level="1">集群结构：</text:h>
        <text:list xml:id="list13831275972" text:style-name="L1">
          <text:list-header>
            <text:p text:style-name="P24"><text:span text:style-name="T4">1. </text:span><text:span text:style-name="T5">Master节点（控制节点或管理节点）：</text:span></text:p>
          </text:list-header>
        </text:list>
        <text:p text:style-name="P15"><text:s text:c="5"/>RHEL-Server-6.2 <text:s text:c="2"/>--64位 系统，可以上外网。</text:p>
        <text:p text:style-name="P15"><text:s text:c="5"/>运行了 InfuDrQueue Server 程序，用来管理所有的 Slave节点（计算</text:p>
        <text:p text:style-name="P15"><text:s text:c="5"/>节点）。同时 Master 节点上运行了一个 InfuDrQueueOnRails 程序，它是一个 Web 管</text:p>
        <text:p text:style-name="P15"><text:s text:c="5"/>理工具，任意用户可以通过浏览器输入 Master 节点 IP 地址访问 InfuDrQueueOnRails</text:p>
        <text:p text:style-name="P15"><text:s text:c="5"/>来提交渲染任务，InfuDrQueueOnRails 会把任务请求转发给后端服务 InfuDrQueue </text:p>
        <text:p text:style-name="P15"><text:s text:c="5"/>Server，然后 InfuDrQueue Server 在把任务分发给一组 InfuDrQueue Slave 节点来完</text:p>
        <text:p text:style-name="P15"><text:s text:c="5"/>成渲染任务。</text:p>
        <text:p text:style-name="P13"><text:span text:style-name="T4">2. </text:span><text:span text:style-name="T5">Slave（计算节点或渲染节点）：</text:span></text:p>
        <text:p text:style-name="P15"><text:s text:c="5"/>Windows 2008 Server R2 <text:s text:c="2"/>--64位系统</text:p>
        <text:p text:style-name="P13"><text:span text:style-name="T4"><text:s text:c="5"/>运行了 InfuDrQueue Slave 客户端程序和MentalRay S</text:span><text:span text:style-name="T6">tandard 渲染器。InfuDrQueue </text:span></text:p>
        <text:p text:style-name="P18"><text:s text:c="5"/>负责接收 InfuDrQueue Server 发过来的任务交给 MentalRay Standard 渲染器，把渲</text:p>
        <text:p text:style-name="P18"><text:s text:c="5"/>染模型任务渲染成一组图片后存放在共享存储中。</text:p>
        <text:list xml:id="list1654535406" text:style-name="L2">
          <text:list-header>
            <text:p text:style-name="P25"><text:span text:style-name="T6">3. </text:span><text:span text:style-name="T7">共享存储：</text:span></text:p>
            <text:p text:style-name="P25"><text:span text:style-name="T7"><text:s text:c="4"/></text:span><text:span text:style-name="T8">RHEL-Server-5.5 <text:s text:c="2"/>--64位系统</text:span></text:p>
            <text:p text:style-name="P26"><text:s text:c="5"/>集群中只有一个 FC 磁盘阵列，用来最终存放数据。在阵列前端用两个 IO 服务器上的 HBA <text:s/></text:p>
            <text:p text:style-name="P26"><text:s text:c="4"/>卡来直接挂载磁盘阵列设备。同时两个 IO 服务器针对设备做OCFS2 共享文件系统，可</text:p>
            <text:p text:style-name="P26"><text:s text:c="4"/>以使两个 IO 同时读、写数据和共享数据(互相能看到对方的数据)，起到数据的一致性。在基</text:p>
            <text:p text:style-name="P26"><text:s text:c="4"/>于两个 IO 服务器的共享文件系统做 Samba 共享存储，集群中 Master 和 Slave 通过千兆 </text:p>
            <text:p text:style-name="P26"><text:s text:c="4"/>网络共同挂载 Samba 共享存储实现读写数据。同时在两个 IO 服务器上针对 Samba 互相</text:p>
            <text:p text:style-name="P26"><text:s text:c="4"/>做 HA 热备功能，来保障 Samba 服务的不阶段性。</text:p>
            <text:p text:style-name="P26"/>
          </text:list-header>
        </text:list>
        <text:p text:style-name="P15"/>
        <text:h text:style-name="P32" text:outline-level="1"><text:soft-page-break/>自动化安装InfuDrQueue Master 节点</text:h>
        <text:p text:style-name="P15"/>
        <text:list xml:id="list908970536" text:style-name="L3">
          <text:list-header>
            <text:p text:style-name="P28">1. 安装操作系统，系统为 RHEL-Server-6.2 64 位，最小化安装。</text:p>
          </text:list-header>
        </text:list>
        <text:list xml:id="list168123900" text:style-name="L4">
          <text:list-header>
            <text:p text:style-name="P29">2. 安装完操作系统后，配置网络环境(能上网)、主机名为 FQDN(例如 </text:p>
            <text:p text:style-name="P29"><text:s text:c="4"/>master.local.com)、 <text:s/>关闭 Iptables 和 SeLinux、挂载 RHEL-Server-6.2 </text:p>
            <text:p text:style-name="P29"><text:s text:c="4"/>ISO 文件并配置 YUM 仓库、挂载 Samba 共享存储.如下操作：</text:p>
          </text:list-header>
        </text:list>
        <text:p text:style-name="P19">配置网络：</text:p>
        <text:p text:style-name="P17"># vim /etc/sysconfig/network-scripts/ifcfg-eth0</text:p>
        <text:p text:style-name="P20">DEVICE="eth0" </text:p>
        <text:p text:style-name="P20">NM_CONTROLLED="yes" </text:p>
        <text:p text:style-name="P20">ONBOOT="yes" </text:p>
        <text:p text:style-name="P20">BOOTPROTO=static </text:p>
        <text:p text:style-name="P20">IPADDR=192.168.8.123 </text:p>
        <text:p text:style-name="P20">NETMASK=255.255.255.0 </text:p>
        <text:p text:style-name="P20">GATEWAY=192.168.8.1 </text:p>
        <text:p text:style-name="P20">DNS1=8.8.8.8</text:p>
        <text:p text:style-name="P13"><text:span text:style-name="T5">#</text:span><text:span text:style-name="T4"> </text:span><text:span text:style-name="T5">/etc/init.d/network restart</text:span></text:p>
        <text:p text:style-name="P13"><text:span text:style-name="T5">#</text:span><text:span text:style-name="T4"> </text:span><text:span text:style-name="T5">ifconfig eth0</text:span><text:span text:style-name="T4"> </text:span></text:p>
        <text:p text:style-name="P20">eth0 <text:s text:c="5"/>Link encap:Ethernet <text:s/>HWaddr 08:00:27:75:FF:FA <text:s/></text:p>
        <text:p text:style-name="P20"><text:s text:c="10"/>inet addr:192.168.8.123 <text:s/>Bcast:192.168.8.255 <text:s/>Mask:255.255.255.0 </text:p>
        <text:p text:style-name="P20"><text:s text:c="10"/>…...</text:p>
        <text:p text:style-name="P13"><text:span text:style-name="T5">#</text:span><text:span text:style-name="T4"> </text:span><text:span text:style-name="T5">ping </text:span><text:a xlink:type="simple" xlink:href="http://www.baidu.com/">www.baidu.com</text:a></text:p>
        <text:p text:style-name="P20">PING www.a.shifen.com (115.239.210.26) 56(84) bytes of data. </text:p>
        <text:p text:style-name="P20">64 bytes from 115.239.210.26: icmp_seq=1 ttl=51 time=52.5 ms </text:p>
        <text:p text:style-name="P20">64 bytes from 115.239.210.26: icmp_seq=2 ttl=51 time=48.8 ms</text:p>
        <text:p text:style-name="P16">…...</text:p>
        <text:p text:style-name="P15">测试表明可以正常上网。</text:p>
        <text:p text:style-name="P15"/>
        <text:p text:style-name="P19">设置主机名 FQDN:</text:p>
        <text:p text:style-name="P17"># hostname master.local.com</text:p>
        <text:p text:style-name="P13"><text:soft-page-break/><text:span text:style-name="T5">#</text:span><text:span text:style-name="T4"> </text:span><text:span text:style-name="T5">sysctl -w kernel.hostname=master.local.com</text:span></text:p>
        <text:p text:style-name="P13"><text:span text:style-name="T5">#</text:span><text:span text:style-name="T4"> </text:span><text:span text:style-name="T5">vim /etc/sysconfig/network</text:span></text:p>
        <text:p text:style-name="P20">NETWORKING=yes </text:p>
        <text:p text:style-name="P20">HOSTNAME=master.local.com</text:p>
        <text:p text:style-name="P13"><text:span text:style-name="T5">#</text:span><text:span text:style-name="T4"> </text:span><text:span text:style-name="T5">vim /etc/hosts</text:span></text:p>
        <text:p text:style-name="P20">127.0.0.1 <text:s text:c="2"/>localhost localhost.localdomain localhost4 localhost4.localdomain4 </text:p>
        <text:p text:style-name="P20">::1 <text:s text:c="8"/>localhost localhost.localdomain localhost6 localhost6.localdomain6 </text:p>
        <text:p text:style-name="P20">192.168.8.123 master.local.com master</text:p>
        <text:p text:style-name="P13"><text:span text:style-name="T5">#</text:span><text:span text:style-name="T4"> </text:span><text:span text:style-name="T5">ping master.local.com</text:span></text:p>
        <text:p text:style-name="P20">PING master.local.com (192.168.8.123) 56(84) bytes of data. </text:p>
        <text:p text:style-name="P20">64 bytes from master.local.com (192.168.8.123): icmp_seq=1 ttl=64 time=0.050 ms</text:p>
        <text:p text:style-name="P16">….</text:p>
        <text:p text:style-name="P15">可以正常解析主机名.</text:p>
        <text:p text:style-name="P15"/>
        <text:p text:style-name="P19">关闭 Iptables 和 SeLinux：</text:p>
        <text:p text:style-name="P17"># iptables -F</text:p>
        <text:p text:style-name="P17"># iptables -t nat -F</text:p>
        <text:p text:style-name="P17"># /etc/init.d/iptables save</text:p>
        <text:p text:style-name="P17"># /etc/init.d/iptables stop</text:p>
        <text:p text:style-name="P17"># chkconfig iptables off</text:p>
        <text:p text:style-name="P17"># setenforce 0</text:p>
        <text:p text:style-name="P17"># sed -i 's/SELINUX=.*$/SELINUX=disabled/g' /etc/selinux/config</text:p>
        <text:p text:style-name="P17"/>
        <text:p text:style-name="P19">挂载 ISO、配置 YUM 仓库：</text:p>
        <text:p text:style-name="P17"># mount -o loop /opt/rhel-server-6.2-x86_64-dvd.iso /mnt</text:p>
        <text:p text:style-name="P17"># rm -fr /etc/yum.repos.d/*</text:p>
        <text:p text:style-name="P17"># vim /etc/yum.repos.d/dvd.repo</text:p>
        <text:p text:style-name="P21">[dvd] </text:p>
        <text:p text:style-name="P21">name=dvd repo </text:p>
        <text:p text:style-name="P21">baseurl=file:///mnt/ </text:p>
        <text:p text:style-name="P21">gpgcheck=0</text:p>
        <text:p text:style-name="P14"><text:span text:style-name="T4"># </text:span><text:span text:style-name="T5">echo "/opt/rhel-server-6.2-x86_64-dvd.iso /mnt iso9660 ro,loop,auto 0 </text:span><text:soft-page-break/><text:span text:style-name="T5">0" &gt;&gt; /etc/fstab</text:span></text:p>
        <text:p text:style-name="P15"/>
        <text:p text:style-name="P15"/>
        <text:p text:style-name="P19">挂载 Samba 共享存储：(192.168.8.200 为两个 IO 服务器的虚拟 IP 地址)</text:p>
        <text:p text:style-name="P17"># yum -y install samba-client</text:p>
        <text:p text:style-name="P17"># mkdir /etc/drqueue/logs -p</text:p>
        <text:p text:style-name="P17"># mkdir /etc/drqueue/tmp -p</text:p>
        <text:p text:style-name="P17"># smbclient //192.168.8.200/logs /etc/drqueue/logs</text:p>
        <text:p text:style-name="P17"># smbclient //192.168.8.200/tmp /etc/drqueue/tmp</text:p>
        <text:p text:style-name="P15">OK，基础环境设置完毕！剩下的都是脚本自动化安装，要确保网络畅通！</text:p>
        <text:p text:style-name="P15"/>
        <text:p text:style-name="P30">3.脚本安装,下载安装包:</text:p>
        <text:p text:style-name="P30"># yum -y install git</text:p>
        <text:p text:style-name="P30"># cd /opt</text:p>
        <text:p text:style-name="P30"># git clone <text:a xlink:type="simple" xlink:href="https://github.com/longgeek/DrQueueOnRails-CN">https://github.com/longgeek/DrQueueOnRails-CN</text:a></text:p>
        <text:p text:style-name="P30"># cd DrQueueOnRails-CN/code</text:p>
        <text:p text:style-name="P17"># sh install_DrQueue.sh</text:p>
        <text:p text:style-name="P15">....</text:p>
        <text:p text:style-name="P15">....</text:p>
        <text:p text:style-name="P15">安装速度取决与网络的带宽，正常 10 分钟就能安装好了。</text:p>
        <text:p text:style-name="P15">安装好后，打开浏览器访问：</text:p>
        <text:p text:style-name="P15">http://192.168.8.123 </text:p>
        <text:p text:style-name="P15">测试用户：demo 密码：demo</text:p>
        <text:p text:style-name="P15">管理用户：admin 密码：password</text:p>
        <text:p text:style-name="P15"/>
        <text:p text:style-name="P17">创建普通用户：</text:p>
        <text:p text:style-name="P13"><text:span text:style-name="T4"># create-user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Courier New" svg:font-family="'Courier New', Courier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3DT22H39M10S</meta:editing-duration>
    <dc:date>2013-08-18T17:25:29</dc:date>
    <dc:creator>root </dc:creator>
    <meta:generator>LibreOffice/3.5$Linux_X86_64 LibreOffice_project/350m1$Build-2</meta:generator>
    <meta:editing-cycles>20</meta:editing-cycles>
    <meta:document-statistic meta:table-count="0" meta:image-count="0" meta:object-count="0" meta:page-count="4" meta:paragraph-count="102" meta:word-count="568" meta:character-count="3276" meta:non-whitespace-character-count="2917"/>
    <meta:user-defined meta:name="Info 1"/>
    <meta:user-defined meta:name="Info 2"/>
    <meta:user-defined meta:name="Info 3"/>
    <meta:user-defined meta:name="Info 4"/>
  </office:meta>
</office:document-meta>
</file>